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language="en" fo:country="US" officeooo:rsid="00184534" officeooo:paragraph-rsid="00184534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12" style:family="paragraph" style:parent-style-name="Standard">
      <style:text-properties officeooo:rsid="00184534" officeooo:paragraph-rsid="00184534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paragraph-properties fo:text-align="start" style:justify-single-word="false"/>
      <style:text-properties fo:language="ru" fo:country="RU"/>
    </style:style>
    <style:style style:name="P15" style:family="paragraph" style:parent-style-name="Heading_20_1" style:list-style-name="">
      <style:paragraph-properties fo:margin-left="0in" fo:margin-right="0in" fo:text-align="justify" style:justify-single-word="false" fo:text-indent="0in" style:auto-text-indent="false"/>
      <style:text-properties officeooo:paragraph-rsid="00193995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0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22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text-properties officeooo:paragraph-rsid="00193995"/>
    </style:style>
    <style:style style:name="P26" style:family="paragraph" style:parent-style-name="Standard">
      <style:text-properties fo:font-weight="normal" officeooo:paragraph-rsid="00193995" style:font-weight-asian="normal" style:font-weight-complex="normal"/>
    </style:style>
    <style:style style:name="P27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28" style:family="paragraph" style:parent-style-name="Standard">
      <style:text-properties fo:color="#000000" style:font-name="Roboto" fo:font-size="10pt" style:font-size-asian="10pt" style:font-size-complex="10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84534" style:font-weight-asian="bold" style:font-name-complex="Arial1"/>
    </style:style>
    <style:style style:name="T3" style:family="text">
      <style:text-properties style:font-name="Arial" fo:font-weight="bold" officeooo:rsid="00193995" style:font-weight-asian="bold" style:font-name-complex="Arial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84534" style:font-weight-asian="bold"/>
    </style:style>
    <style:style style:name="T6" style:family="text">
      <style:text-properties fo:font-weight="bold" officeooo:rsid="00193995" style:font-weight-asian="bold"/>
    </style:style>
    <style:style style:name="T7" style:family="text">
      <style:text-properties fo:font-style="italic" style:text-underline-style="solid" style:text-underline-width="auto" style:text-underline-color="font-color" style:font-style-asian="italic"/>
    </style:style>
    <style:style style:name="T8" style:family="text">
      <style:text-properties fo:font-style="italic" style:text-underline-style="solid" style:text-underline-width="auto" style:text-underline-color="font-color" officeooo:rsid="00184534" style:font-style-asian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ize-complex="14pt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ize-complex="14pt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fo:font-weight="bold" style:font-style-asian="italic" style:font-weight-asian="bold" style:font-size-complex="14pt"/>
    </style:style>
    <style:style style:name="T13" style:family="text">
      <style:text-properties fo:font-style="italic" style:font-style-asian="italic" style:font-size-complex="14pt"/>
    </style:style>
    <style:style style:name="T14" style:family="text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T15" style:family="text">
      <style:text-properties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Правительство Российской Федерации</text:p>
      <text:p text:style-name="P2"/>
      <text:p text:style-name="P17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18">Московский институт электроники и математики Национального </text:p>
      <text:p text:style-name="P18">исследовательского университета "Высшая школа экономики"</text:p>
      <text:p text:style-name="P3"/>
      <text:p text:style-name="P3"/>
      <text:p text:style-name="P19">Департамент прикладной математики</text:p>
      <text:p text:style-name="P3"/>
      <text:p text:style-name="P3"/>
      <text:p text:style-name="P3"/>
      <text:p text:style-name="P4"/>
      <text:p text:style-name="P20">ОТЧЕТ</text:p>
      <text:p text:style-name="P5"><text:span text:style-name="T1">По лабораторной работе №</text:span><text:span text:style-name="T3">10</text:span></text:p>
      <text:p text:style-name="P21">По курсу «Алгоритмизация и программирование»</text:p>
      <text:p text:style-name="P4"/>
      <text:p text:style-name="P4"/>
      <text:p text:style-name="P3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6"/></table:table-cell><table:table-cell table:style-name="Table1.A1" office:value-type="string"><text:p text:style-name="Standard">ФИО студента</text:p></table:table-cell></table:table-row></table:table><text:p text:style-name="P6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8">Панов Михаил Федорович</text:p></table:table-cell><table:table-cell table:style-name="Table2.A1" table:number-rows-spanned="4" office:value-type="string"><text:p text:style-name="P12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6"/></table:table-cell></table:table-row><table:table-row table:style-name="Table2.3"><table:covered-table-cell/><table:covered-table-cell/><table:table-cell table:style-name="Table2.C3" office:value-type="string"><text:p text:style-name="P6"/></table:table-cell></table:table-row><table:table-row table:style-name="Table2.3"><table:covered-table-cell/><table:covered-table-cell/><table:table-cell table:style-name="Table2.C5" office:value-type="string"><text:p text:style-name="P14"/></table:table-cell></table:table-row></table:table></draw:text-box></draw:frame></text:p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Москва – 20</text:span><text:span text:style-name="T6">20</text:span><text:span text:style-name="T4"> г.</text:span></text:p>
      <text:p text:style-name="P9"/>
      <text:p text:style-name="P13"><text:span text:style-name="T4">ЗАДАНИЕ (вариант №</text:span><text:span text:style-name="T5">19</text:span><text:span text:style-name="T4">)</text:span></text:p>
      <text:h text:style-name="P15" text:outline-level="1">РАБОТА С ФАЙЛАМИ ПРЯМОГО И ПОСЛЕДОВАТЕЛЬНОГО ДОСТУПА </text:h>
      <text:p text:style-name="P25"/>
      <text:p text:style-name="P25">Программа должна быть разбита на несколько функций и обязательно содержать:</text:p>
      <text:p text:style-name="P25">1. Функции формирования исходного файла;</text:p>
      <text:p text:style-name="P25">2. Функции вывода результата работы программы;</text:p>
      <text:p text:style-name="P25">3. Одну или более функций, реализующих вычислительную часть алгоритма. </text:p>
      <text:p text:style-name="P25">Основная программа должна содержать только операторы вызова функций<text:span text:style-name="T15">.</text:span></text:p>
      <text:p text:style-name="P25"><text:span text:style-name="T13">Выбор между заданиями </text:span><text:span text:style-name="T12">а</text:span><text:span text:style-name="T13"> и </text:span><text:span text:style-name="T12">б</text:span><text:span text:style-name="T13"> осуществить через меню.</text:span></text:p>
      <text:p text:style-name="P25">Вспомогательные файлы в задании <text:span text:style-name="T11">а</text:span> использовать нельзя! В задании <text:span text:style-name="T11">а</text:span> предполагается, что нумерация элементов файла начинается с 1.</text:p>
      <text:p text:style-name="P25"><text:span text:style-name="T9">В задании </text:span><text:span text:style-name="T10">б</text:span><text:span text:style-name="T9"> подразумевается, что </text:span><text:span text:style-name="T7">файл f остаётся неизменным.</text:span></text:p>
      <text:p text:style-name="P10"/>
      <text:p text:style-name="P26">а) Дан файл f, компоненты которого являются <text:s/>действительными числами. Удалить из файла f все положительные значения, находящиеся после последнего наибольшего элемента.</text:p>
      <text:p text:style-name="P26">б) Дан текстовый файл f, состоящий из нескольких строк. Переписать его в файл g следующим образом: если в строке нет символа ‘*’, то оставить эту строку без изменения, иначе каждую из строчных латинских букв, стоящих перед первым символом ‘*’ заменить на цифру 3.</text:p>
      <text:p text:style-name="P10"><text:line-break/>РЕШЕНИЕ</text:p>
      <text:p text:style-name="Standard"/>
      <text:p text:style-name="P28">#include &lt;iostream&gt;</text:p>
      <text:p text:style-name="P28">#include &lt;cstring&gt;</text:p>
      <text:p text:style-name="P28">#include &lt;cstdio&gt;</text:p>
      <text:p text:style-name="P28">#include &lt;stdio_ext.h&gt;</text:p>
      <text:p text:style-name="P28">#include &lt;cassert&gt;</text:p>
      <text:p text:style-name="P28"/>
      <text:p text:style-name="P28">const int STRING_MAX_SIZE = 300;</text:p>
      <text:p text:style-name="P28">const char *path = "/home/mikhail/Garage/from_old/C/lab_10/";//path to working directory in my system</text:p>
      <text:p text:style-name="P28"/>
      <text:p text:style-name="P28"/>
      <text:p text:style-name="P28">void print_text_result(char ***text, int *nlines)</text:p>
      <text:p text:style-name="P28">{</text:p>
      <text:p text:style-name="P28"><text:s text:c="4"/>for(int i = 0; i &lt; *nlines; i++)</text:p>
      <text:p text:style-name="P28"><text:s text:c="4"/>{</text:p>
      <text:p text:style-name="P28"><text:s text:c="8"/>printf("%s", (*text)[i]);</text:p>
      <text:p text:style-name="P28"><text:s text:c="4"/>}</text:p>
      <text:p text:style-name="P28">}</text:p>
      <text:p text:style-name="P28"/>
      <text:p text:style-name="P28"/>
      <text:p text:style-name="P28">void print_numbers_result(float **numbers, int *nelements)</text:p>
      <text:p text:style-name="P28">{</text:p>
      <text:p text:style-name="P28"><text:s text:c="4"/>for(int i = 0; i &lt; *nelements; i++)</text:p>
      <text:p text:style-name="P28"><text:s text:c="4"/>{</text:p>
      <text:p text:style-name="P28"><text:s text:c="8"/>printf("%f ", (*numbers)[i]);</text:p>
      <text:p text:style-name="P28"><text:s text:c="4"/>}</text:p>
      <text:p text:style-name="P28">}</text:p>
      <text:p text:style-name="P28"/>
      <text:p text:style-name="P28"/>
      <text:p text:style-name="P28">// makes working path to file on my system</text:p>
      <text:p text:style-name="P28">char *get_full_path(char *filename)</text:p>
      <text:p text:style-name="P28">{</text:p>
      <text:p text:style-name="P28"><text:s text:c="4"/>char *ret = (char *)calloc(strlen(path) + strlen(filename), sizeof(char));</text:p>
      <text:p text:style-name="P28"><text:s text:c="4"/>strcat(ret, path);</text:p>
      <text:p text:style-name="P28"><text:s text:c="4"/>strcat(ret, filename);</text:p>
      <text:p text:style-name="P28"><text:soft-page-break/><text:s text:c="4"/>return ret;</text:p>
      <text:p text:style-name="P28">}</text:p>
      <text:p text:style-name="P28"/>
      <text:p text:style-name="P28">// fills variable with text from file</text:p>
      <text:p text:style-name="P28">void text_from_file(char *filename, char ***text, int *nlines)</text:p>
      <text:p text:style-name="P28">{</text:p>
      <text:p text:style-name="P28"><text:s text:c="4"/>char *fullpath = get_full_path(filename);</text:p>
      <text:p text:style-name="P28"><text:s text:c="4"/>FILE *file = fopen(fullpath, "rb");</text:p>
      <text:p text:style-name="P28"><text:s text:c="4"/>assert(file != NULL);</text:p>
      <text:p text:style-name="P28"><text:s text:c="4"/>int capacity = 2;// maximum numbers of lines in array</text:p>
      <text:p text:style-name="P28"><text:s text:c="4"/>*nlines = 0;</text:p>
      <text:p text:style-name="P28"><text:s text:c="4"/>*text = (char **)calloc(capacity, sizeof(char **));</text:p>
      <text:p text:style-name="P28"><text:s text:c="4"/>char line[STRING_MAX_SIZE];</text:p>
      <text:p text:style-name="P28"><text:s text:c="4"/>fgets(line, STRING_MAX_SIZE * sizeof(char), file);</text:p>
      <text:p text:style-name="P28"><text:s text:c="4"/>while(feof(file) == 0)</text:p>
      <text:p text:style-name="P28"><text:s text:c="4"/>{</text:p>
      <text:p text:style-name="P28"><text:s text:c="8"/>if(*nlines == capacity)</text:p>
      <text:p text:style-name="P28"><text:s text:c="8"/>{</text:p>
      <text:p text:style-name="P28"><text:s text:c="12"/>capacity *=2;</text:p>
      <text:p text:style-name="P28"><text:s text:c="12"/>*text = (char **)realloc(*text, capacity*sizeof(char **));</text:p>
      <text:p text:style-name="P28"><text:s text:c="8"/>}</text:p>
      <text:p text:style-name="P28"><text:s text:c="8"/>(*text)[*nlines] = (char *)calloc(strlen(line), sizeof(char *));</text:p>
      <text:p text:style-name="P28"><text:s text:c="8"/>strcat((*text)[*nlines], line);</text:p>
      <text:p text:style-name="P28"><text:s text:c="8"/>//memset(line, '\0', STRING_MAX_SIZE*sizeof(char));</text:p>
      <text:p text:style-name="P28"><text:s text:c="8"/>fgets(line, STRING_MAX_SIZE * sizeof(char), file);</text:p>
      <text:p text:style-name="P28"><text:s text:c="8"/>(*nlines)++;</text:p>
      <text:p text:style-name="P28"><text:s text:c="4"/>}</text:p>
      <text:p text:style-name="P28"/>
      <text:p text:style-name="P28"><text:s text:c="4"/>free(fullpath);</text:p>
      <text:p text:style-name="P28">}</text:p>
      <text:p text:style-name="P28"/>
      <text:p text:style-name="P28">//write lines into file from variable</text:p>
      <text:p text:style-name="P28">void text_to_file(char *filename, char ***text, int *nlines)</text:p>
      <text:p text:style-name="P28">{</text:p>
      <text:p text:style-name="P28"><text:s text:c="4"/>char *fullname = get_full_path(filename);</text:p>
      <text:p text:style-name="P28"><text:s text:c="4"/>FILE *file = fopen(fullname, "wb");</text:p>
      <text:p text:style-name="P28"><text:s text:c="4"/>for(int i = 0; i &lt; *nlines; i++)</text:p>
      <text:p text:style-name="P28"><text:s text:c="8"/>fprintf(file, "%s", (*text)[i]);</text:p>
      <text:p text:style-name="P28"/>
      <text:p text:style-name="P28"><text:s text:c="4"/>free(fullname);</text:p>
      <text:p text:style-name="P28">}</text:p>
      <text:p text:style-name="P28"/>
      <text:p text:style-name="P28">void numbers_from_file(char *filename, float **numbers, int *nelements)</text:p>
      <text:p text:style-name="P28">{</text:p>
      <text:p text:style-name="P28"><text:s text:c="4"/>char *fullpath = get_full_path(filename);</text:p>
      <text:p text:style-name="P28"><text:s text:c="4"/>FILE *file = fopen(fullpath, "rb");</text:p>
      <text:p text:style-name="P28"><text:s text:c="4"/>assert(file != NULL);</text:p>
      <text:p text:style-name="P28"><text:s text:c="4"/>int capacity = 2;</text:p>
      <text:p text:style-name="P28"><text:s text:c="4"/>*nelements = 0;</text:p>
      <text:p text:style-name="P28"><text:s text:c="4"/>*numbers = (float *)calloc(capacity, sizeof(float));</text:p>
      <text:p text:style-name="P28"><text:s text:c="4"/>float num;</text:p>
      <text:p text:style-name="P28"><text:s text:c="4"/>fscanf(file, "%f", &amp;num);</text:p>
      <text:p text:style-name="P28"><text:s text:c="4"/>while(feof(file) == 0)</text:p>
      <text:p text:style-name="P28"><text:s text:c="4"/>{</text:p>
      <text:p text:style-name="P28"><text:s text:c="8"/>if(*nelements == capacity)</text:p>
      <text:p text:style-name="P28"><text:s text:c="8"/>{</text:p>
      <text:p text:style-name="P28"><text:s text:c="12"/>capacity *=2;</text:p>
      <text:p text:style-name="P28"><text:s text:c="12"/>*numbers = (float *)realloc(*numbers, capacity*sizeof(float));</text:p>
      <text:p text:style-name="P28"><text:s text:c="8"/>}</text:p>
      <text:p text:style-name="P28"><text:s text:c="8"/>(*numbers)[*nelements] = num;</text:p>
      <text:p text:style-name="P28"><text:s text:c="8"/>fscanf(file, "%f", &amp;num);</text:p>
      <text:p text:style-name="P28"><text:s text:c="8"/>(*nelements)++;</text:p>
      <text:p text:style-name="P28"><text:soft-page-break/><text:s text:c="4"/>}</text:p>
      <text:p text:style-name="P28"/>
      <text:p text:style-name="P28"><text:s text:c="4"/>free(fullpath);</text:p>
      <text:p text:style-name="P28">}</text:p>
      <text:p text:style-name="P28"/>
      <text:p text:style-name="P28"/>
      <text:p text:style-name="P28">void numbers_to_file(char *filename, float **numbers, int *nelements)</text:p>
      <text:p text:style-name="P28">{</text:p>
      <text:p text:style-name="P28"><text:s text:c="4"/>char *fullname = get_full_path(filename);</text:p>
      <text:p text:style-name="P28"><text:s text:c="4"/>FILE *file = fopen(fullname, "wb");</text:p>
      <text:p text:style-name="P28"><text:s text:c="4"/>for(int i = 0; i &lt; *nelements; i++)</text:p>
      <text:p text:style-name="P28"><text:s text:c="8"/>fprintf(file, "%f ", (*numbers)[i]);</text:p>
      <text:p text:style-name="P28"/>
      <text:p text:style-name="P28"><text:s text:c="4"/>free(fullname);</text:p>
      <text:p text:style-name="P28">}</text:p>
      <text:p text:style-name="P28"/>
      <text:p text:style-name="P28"/>
      <text:p text:style-name="P28">//task a</text:p>
      <text:p text:style-name="P28">void plan_a(char *input, char *output, bool do_print)</text:p>
      <text:p text:style-name="P28">{</text:p>
      <text:p text:style-name="P28"><text:s text:c="4"/>float *numbers;</text:p>
      <text:p text:style-name="P28"><text:s text:c="4"/>int nelements = 0;</text:p>
      <text:p text:style-name="P28"><text:s text:c="4"/>numbers_from_file(input, &amp;numbers, &amp;nelements);</text:p>
      <text:p text:style-name="P28"><text:s text:c="4"/>float *new_numbers = (float *)calloc(nelements, sizeof(float));</text:p>
      <text:p text:style-name="P28"><text:s text:c="4"/>int new_size = 0;</text:p>
      <text:p text:style-name="P28"><text:s text:c="4"/>int last_biggest = 0;</text:p>
      <text:p text:style-name="P28"><text:s text:c="4"/>for(int i = 0; i &lt; nelements; i++)</text:p>
      <text:p text:style-name="P28"><text:s text:c="8"/>if(numbers[last_biggest] &lt;= numbers[i])</text:p>
      <text:p text:style-name="P28"><text:s text:c="12"/>last_biggest = i;</text:p>
      <text:p text:style-name="P28"/>
      <text:p text:style-name="P28"><text:s text:c="4"/>for(int i = 0; i &lt; nelements; i++)</text:p>
      <text:p text:style-name="P28"><text:s text:c="8"/>if(i &lt;= last_biggest || numbers[i] &lt;= 0)</text:p>
      <text:p text:style-name="P28"><text:s text:c="8"/>{</text:p>
      <text:p text:style-name="P28"><text:s text:c="12"/>new_numbers[new_size] = numbers[i];</text:p>
      <text:p text:style-name="P28"><text:s text:c="12"/>new_size++;</text:p>
      <text:p text:style-name="P28"><text:s text:c="8"/>}</text:p>
      <text:p text:style-name="P28"/>
      <text:p text:style-name="P28"><text:s text:c="4"/>numbers_to_file(output, &amp;new_numbers, &amp;new_size);</text:p>
      <text:p text:style-name="P28"><text:s text:c="4"/>if(do_print)</text:p>
      <text:p text:style-name="P28"><text:s text:c="8"/>print_numbers_result(&amp;new_numbers, &amp;new_size);</text:p>
      <text:p text:style-name="P28"/>
      <text:p text:style-name="P28"><text:s text:c="4"/>free(numbers);</text:p>
      <text:p text:style-name="P28"><text:s text:c="4"/>free(new_numbers);</text:p>
      <text:p text:style-name="P28">}</text:p>
      <text:p text:style-name="P28"/>
      <text:p text:style-name="P28"/>
      <text:p text:style-name="P28">//task b</text:p>
      <text:p text:style-name="P28">void plan_b(char *input, char *output, bool do_print)</text:p>
      <text:p text:style-name="P28">{</text:p>
      <text:p text:style-name="P28"><text:s text:c="4"/>char **text;</text:p>
      <text:p text:style-name="P28"><text:s text:c="4"/>int nlines = 0;</text:p>
      <text:p text:style-name="P28"><text:s text:c="4"/>text_from_file(input, &amp;text, &amp;nlines);</text:p>
      <text:p text:style-name="P28"><text:s text:c="4"/>for(int i = 0; i &lt; nlines; i++)</text:p>
      <text:p text:style-name="P28"><text:s text:c="4"/>{</text:p>
      <text:p text:style-name="P28"><text:s text:c="8"/>int first_ast = -1;</text:p>
      <text:p text:style-name="P28"><text:s text:c="8"/>for(int j = 0; j &lt; strlen(text[i]); j++)</text:p>
      <text:p text:style-name="P28"><text:s text:c="12"/>if(text[i][j] == '*')</text:p>
      <text:p text:style-name="P28"><text:s text:c="12"/>{</text:p>
      <text:p text:style-name="P28"><text:s text:c="16"/>first_ast = j;</text:p>
      <text:p text:style-name="P28"><text:s text:c="16"/>break;</text:p>
      <text:p text:style-name="P28"><text:s text:c="12"/>}</text:p>
      <text:p text:style-name="P28"><text:s text:c="8"/>for(int j = 0; j &lt; first_ast; j++)</text:p>
      <text:p text:style-name="P28"><text:soft-page-break/><text:s text:c="8"/>{</text:p>
      <text:p text:style-name="P28"><text:s text:c="12"/>if(text[i][j] &gt;='a' &amp;&amp; text[i][j] &lt;= 'z')</text:p>
      <text:p text:style-name="P28"><text:s text:c="16"/>text[i][j] = '3';</text:p>
      <text:p text:style-name="P28"><text:s text:c="8"/>}</text:p>
      <text:p text:style-name="P28"><text:s text:c="4"/>}</text:p>
      <text:p text:style-name="P28"><text:s text:c="4"/>if(do_print)</text:p>
      <text:p text:style-name="P28"><text:s text:c="8"/>print_text_result(&amp;text, &amp;nlines);</text:p>
      <text:p text:style-name="P28"><text:s text:c="4"/>text_to_file(output, &amp;text, &amp;nlines);</text:p>
      <text:p text:style-name="P28"/>
      <text:p text:style-name="P28"><text:s text:c="4"/>free(text);</text:p>
      <text:p text:style-name="P28">}</text:p>
      <text:p text:style-name="P28"/>
      <text:p text:style-name="P28"/>
      <text:p text:style-name="P28">int main() {</text:p>
      <text:p text:style-name="P28"><text:s text:c="4"/>char program_key, result_key;</text:p>
      <text:p text:style-name="P28"><text:s text:c="4"/>printf("Which program to run? a/b\n");</text:p>
      <text:p text:style-name="P28"><text:s text:c="4"/>scanf(" %c", &amp;program_key);</text:p>
      <text:p text:style-name="P28"><text:s text:c="4"/>printf("%c\n", program_key);</text:p>
      <text:p text:style-name="P28"><text:s text:c="4"/>//add check</text:p>
      <text:p text:style-name="P28"><text:s text:c="4"/>printf("Show result? y/n\n");</text:p>
      <text:p text:style-name="P28"><text:s text:c="4"/>scanf(" %c", &amp;result_key);</text:p>
      <text:p text:style-name="P28"><text:s text:c="4"/>printf("%c\n", result_key);</text:p>
      <text:p text:style-name="P28"><text:s text:c="4"/>//add check</text:p>
      <text:p text:style-name="P28"><text:s text:c="4"/>//__fpurge(stdin);</text:p>
      <text:p text:style-name="P28"/>
      <text:p text:style-name="P28"><text:s text:c="4"/>char *input = "f.bin", *output = "g.bin";</text:p>
      <text:p text:style-name="P28"><text:s text:c="4"/>bool do_print = true;</text:p>
      <text:p text:style-name="P28"><text:s text:c="4"/>if(result_key != 'y')</text:p>
      <text:p text:style-name="P28"><text:s text:c="8"/>do_print = false;</text:p>
      <text:p text:style-name="P28"/>
      <text:p text:style-name="P28"><text:s text:c="4"/>if(program_key == 'a')</text:p>
      <text:p text:style-name="P28"><text:s text:c="4"/>{</text:p>
      <text:p text:style-name="P28"><text:s text:c="8"/>plan_a(input, output, do_print);</text:p>
      <text:p text:style-name="P28"><text:s text:c="4"/>}</text:p>
      <text:p text:style-name="P28"><text:s text:c="4"/>else</text:p>
      <text:p text:style-name="P28"><text:s text:c="4"/>{</text:p>
      <text:p text:style-name="P28"><text:s text:c="8"/>plan_b(input, output, do_print);</text:p>
      <text:p text:style-name="P28"><text:s text:c="4"/>}</text:p>
      <text:p text:style-name="P28"/>
      <text:p text:style-name="P28"><text:s text:c="4"/>return 0;</text:p>
      <text:p text:style-name="P28">}</text:p>
      <text:p text:style-name="Standard"/>
      <text:p text:style-name="P10">ТЕСТЫ</text:p>
      <text:p text:style-name="P10"/>
      <text:p text:style-name="P10">Тест № 1</text:p>
      <text:p text:style-name="P10">3 -2 8 -3 1 2 4 8 -1 5 6 -4</text:p>
      <text:p text:style-name="P22">Результаты теста 1</text:p>
      <text:p text:style-name="P11">3.000000 -2.000000 8.000000 -3.000000 1.000000 2.000000 4.000000 8.000000 -1.000000 -4.000000</text:p>
      <text:p text:style-name="P11"/>
      <text:p text:style-name="P10">Тест № 2</text:p>
      <text:p text:style-name="P11">test</text:p>
      <text:p text:style-name="P11">test*</text:p>
      <text:p text:style-name="P11">test4*4ab*4</text:p>
      <text:p text:style-name="P11">test</text:p>
      <text:p text:style-name="P11">test*</text:p>
      <text:p text:style-name="Standard"><text:span text:style-name="T14">test4*4ab*4</text:span></text:p>
      <text:p text:style-name="P22">Результаты теста 2</text:p>
      <text:p text:style-name="P11">test</text:p>
      <text:p text:style-name="P11">3333*</text:p>
      <text:p text:style-name="P11">33334*4ab*4</text:p>
      <text:p text:style-name="P11"><text:soft-page-break/>test</text:p>
      <text:p text:style-name="P11">3333*</text:p>
      <text:p text:style-name="P11">33334*4ab*4</text:p>
      <text:p text:style-name="P10"/>
      <text:p text:style-name="P22"/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5</meta:editing-cycles>
    <meta:creation-date>2019-09-10T16:33:00</meta:creation-date>
    <dc:date>2020-04-11T16:09:57.895586953</dc:date>
    <meta:editing-duration>PT39M22S</meta:editing-duration>
    <meta:generator>LibreOffice/6.0.7.3$Linux_X86_64 LibreOffice_project/00m0$Build-3</meta:generator>
    <meta:document-statistic meta:table-count="2" meta:image-count="0" meta:object-count="0" meta:page-count="6" meta:paragraph-count="216" meta:word-count="779" meta:character-count="6474" meta:non-whitespace-character-count="5135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